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a920e31663e8612fd9afd05e361e2aac" style:family="table-column">
      <style:table-column-properties fo:break-before="auto" style:use-optimal-column-width="false" style:column-width="6cm"/>
    </style:style>
    <style:style style:name="odsStyleTableColumn-63a220dd92805f38cb19a254e315f25a" style:family="table-column">
      <style:table-column-properties fo:break-before="auto" style:use-optimal-column-width="false" style:column-width="5cm"/>
    </style:style>
    <style:style style:name="odsStyleTableColumn-745126d84e979a6402a2cb88f345643b" style:family="table-column">
      <style:table-column-properties fo:break-before="auto" style:use-optimal-column-width="false" style:column-width="3cm"/>
    </style:style>
    <style:style style:name="odsStyleTableCell-6dc62fab6ff79251aa0ca79cd6b51c18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8b23ecb07d0e8aad43f6759a0a3787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7d01c3e3603a36ae23dff90a7f382e77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5576575eb7542578b7f98748fcc4c7c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fb2c8b86ee903215fd319080ad605864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a4f90b32b72c14c40285e9c48b5c56e6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a920e31663e8612fd9afd05e361e2aac" table:default-cell-style-name="Default"/>
        <table:table-column table:style-name="odsStyleTableColumn-63a220dd92805f38cb19a254e315f25a" table:default-cell-style-name="Default"/>
        <table:table-column table:style-name="odsStyleTableColumn-745126d84e979a6402a2cb88f345643b" table:default-cell-style-name="Default"/>
        <table:table-column table:style-name="odsStyleTableColumn-745126d84e979a6402a2cb88f345643b" table:default-cell-style-name="Default"/>
        <table:table-column table:style-name="odsStyleTableColumn-745126d84e979a6402a2cb88f345643b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dc62fab6ff79251aa0ca79cd6b51c18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8b23ecb07d0e8aad43f6759a0a3787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8b23ecb07d0e8aad43f6759a0a37876" table:number-columns-spanned="5" table:number-rows-spanned="1" office:value-type="string">
            <text:p>TABLA No. 42-24</text:p>
          </table:table-cell>
          <table:covered-table-cell table:number-columns-repeated="4"/>
        </table:table-row>
        <table:table-row table:style-name="ro1">
          <table:table-cell table:style-name="odsStyleTableCell-98b23ecb07d0e8aad43f6759a0a37876" table:number-columns-spanned="5" table:number-rows-spanned="1" office:value-type="string">
            <text:p>TABLA DE COTIZACIONES DEL 4 DE MARZ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8b23ecb07d0e8aad43f6759a0a3787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7d01c3e3603a36ae23dff90a7f382e77" office:value-type="string">
            <text:p>PAIS</text:p>
          </table:table-cell>
          <table:table-cell table:style-name="odsStyleTableCell-7d01c3e3603a36ae23dff90a7f382e77" office:value-type="string">
            <text:p>UNIDAD MONETARIA</text:p>
          </table:table-cell>
          <table:table-cell table:style-name="odsStyleTableCell-7d01c3e3603a36ae23dff90a7f382e77" office:value-type="string">
            <text:p>MONEDA</text:p>
          </table:table-cell>
          <table:table-cell table:style-name="odsStyleTableCell-7d01c3e3603a36ae23dff90a7f382e77" office:value-type="string">
            <text:p>TIPO DE CAMBIO EN Bs POR UNIDAD DE MONEDA EXTRANJERA</text:p>
          </table:table-cell>
          <table:table-cell table:style-name="odsStyleTableCell-7d01c3e3603a36ae23dff90a7f382e77" office:value-type="string">
            <text:p>TIPO DE CAMBIO EN M.E.</text:p>
          </table:table-cell>
        </table:table-row>
        <table:table-row table:style-name="ro1">
          <table:table-cell table:style-name="odsStyleTableCell-5576575eb7542578b7f98748fcc4c7c1" office:value-type="string">
            <text:p>ESTADOS UNIDOS</text:p>
          </table:table-cell>
          <table:table-cell table:style-name="odsStyleTableCell-5576575eb7542578b7f98748fcc4c7c1" office:value-type="string">
            <text:p>DOLAR VENTA</text:p>
          </table:table-cell>
          <table:table-cell table:style-name="odsStyleTableCell-5576575eb7542578b7f98748fcc4c7c1" office:value-type="string">
            <text:p>USD.VENTA</text:p>
          </table:table-cell>
          <table:table-cell table:style-name="odsStyleTableCell-fb2c8b86ee903215fd319080ad605864" office:value-type="string">
            <text:p>6.96000</text:p>
          </table:table-cell>
          <table:table-cell table:style-name="odsStyleTableCell-fb2c8b86ee903215fd319080ad605864" office:value-type="string">
            <text:p/>
          </table:table-cell>
        </table:table-row>
        <table:table-row table:style-name="ro1">
          <table:table-cell table:style-name="odsStyleTableCell-5576575eb7542578b7f98748fcc4c7c1" office:value-type="string">
            <text:p>ESTADOS UNIDOS</text:p>
          </table:table-cell>
          <table:table-cell table:style-name="odsStyleTableCell-5576575eb7542578b7f98748fcc4c7c1" office:value-type="string">
            <text:p>DOLAR COMPRA</text:p>
          </table:table-cell>
          <table:table-cell table:style-name="odsStyleTableCell-5576575eb7542578b7f98748fcc4c7c1" office:value-type="string">
            <text:p>USD.COMPRA</text:p>
          </table:table-cell>
          <table:table-cell table:style-name="odsStyleTableCell-fb2c8b86ee903215fd319080ad605864" office:value-type="string">
            <text:p>6.86000</text:p>
          </table:table-cell>
          <table:table-cell table:style-name="odsStyleTableCell-fb2c8b86ee903215fd319080ad605864" office:value-type="string">
            <text:p/>
          </table:table-cell>
        </table:table-row>
        <table:table-row table:style-name="ro1">
          <table:table-cell table:style-name="odsStyleTableCell-5576575eb7542578b7f98748fcc4c7c1" office:value-type="string">
            <text:p>UNION EUROPEA</text:p>
          </table:table-cell>
          <table:table-cell table:style-name="odsStyleTableCell-5576575eb7542578b7f98748fcc4c7c1" office:value-type="string">
            <text:p>EURO</text:p>
          </table:table-cell>
          <table:table-cell table:style-name="odsStyleTableCell-5576575eb7542578b7f98748fcc4c7c1" office:value-type="string">
            <text:p>EUR</text:p>
          </table:table-cell>
          <table:table-cell table:style-name="odsStyleTableCell-fb2c8b86ee903215fd319080ad605864" office:value-type="string">
            <text:p>7.43559</text:p>
          </table:table-cell>
          <table:table-cell table:style-name="odsStyleTableCell-fb2c8b86ee903215fd319080ad605864" office:value-type="string">
            <text:p>0.92259</text:p>
          </table:table-cell>
        </table:table-row>
        <table:table-row table:style-name="ro1">
          <table:table-cell table:style-name="odsStyleTableCell-5576575eb7542578b7f98748fcc4c7c1" office:value-type="string">
            <text:p>JAPON</text:p>
          </table:table-cell>
          <table:table-cell table:style-name="odsStyleTableCell-5576575eb7542578b7f98748fcc4c7c1" office:value-type="string">
            <text:p>YEN</text:p>
          </table:table-cell>
          <table:table-cell table:style-name="odsStyleTableCell-5576575eb7542578b7f98748fcc4c7c1" office:value-type="string">
            <text:p>JPY</text:p>
          </table:table-cell>
          <table:table-cell table:style-name="odsStyleTableCell-fb2c8b86ee903215fd319080ad605864" office:value-type="string">
            <text:p>0.04569</text:p>
          </table:table-cell>
          <table:table-cell table:style-name="odsStyleTableCell-fb2c8b86ee903215fd319080ad605864" office:value-type="string">
            <text:p>150.15000</text:p>
          </table:table-cell>
        </table:table-row>
        <table:table-row table:style-name="ro1">
          <table:table-cell table:style-name="odsStyleTableCell-5576575eb7542578b7f98748fcc4c7c1" office:value-type="string">
            <text:p>ARABIA SAUDITA</text:p>
          </table:table-cell>
          <table:table-cell table:style-name="odsStyleTableCell-5576575eb7542578b7f98748fcc4c7c1" office:value-type="string">
            <text:p>RIYAL SAUDÍ</text:p>
          </table:table-cell>
          <table:table-cell table:style-name="odsStyleTableCell-5576575eb7542578b7f98748fcc4c7c1" office:value-type="string">
            <text:p>SAR</text:p>
          </table:table-cell>
          <table:table-cell table:style-name="odsStyleTableCell-fb2c8b86ee903215fd319080ad605864" office:value-type="string">
            <text:p>1.82919</text:p>
          </table:table-cell>
          <table:table-cell table:style-name="odsStyleTableCell-fb2c8b86ee903215fd319080ad605864" office:value-type="string">
            <text:p>3.75030</text:p>
          </table:table-cell>
        </table:table-row>
        <table:table-row table:style-name="ro1">
          <table:table-cell table:style-name="odsStyleTableCell-5576575eb7542578b7f98748fcc4c7c1" office:value-type="string">
            <text:p>ARGELIA</text:p>
          </table:table-cell>
          <table:table-cell table:style-name="odsStyleTableCell-5576575eb7542578b7f98748fcc4c7c1" office:value-type="string">
            <text:p>DINAR ARGELINO</text:p>
          </table:table-cell>
          <table:table-cell table:style-name="odsStyleTableCell-5576575eb7542578b7f98748fcc4c7c1" office:value-type="string">
            <text:p>DZD</text:p>
          </table:table-cell>
          <table:table-cell table:style-name="odsStyleTableCell-fb2c8b86ee903215fd319080ad605864" office:value-type="string">
            <text:p>0.05100</text:p>
          </table:table-cell>
          <table:table-cell table:style-name="odsStyleTableCell-fb2c8b86ee903215fd319080ad605864" office:value-type="string">
            <text:p>134.51000</text:p>
          </table:table-cell>
        </table:table-row>
        <table:table-row table:style-name="ro1">
          <table:table-cell table:style-name="odsStyleTableCell-5576575eb7542578b7f98748fcc4c7c1" office:value-type="string">
            <text:p>ARGENTINA</text:p>
          </table:table-cell>
          <table:table-cell table:style-name="odsStyleTableCell-5576575eb7542578b7f98748fcc4c7c1" office:value-type="string">
            <text:p>PESO</text:p>
          </table:table-cell>
          <table:table-cell table:style-name="odsStyleTableCell-5576575eb7542578b7f98748fcc4c7c1" office:value-type="string">
            <text:p>ARS</text:p>
          </table:table-cell>
          <table:table-cell table:style-name="odsStyleTableCell-fb2c8b86ee903215fd319080ad605864" office:value-type="string">
            <text:p>0.00814</text:p>
          </table:table-cell>
          <table:table-cell table:style-name="odsStyleTableCell-fb2c8b86ee903215fd319080ad605864" office:value-type="string">
            <text:p>843.18950</text:p>
          </table:table-cell>
        </table:table-row>
        <table:table-row table:style-name="ro1">
          <table:table-cell table:style-name="odsStyleTableCell-5576575eb7542578b7f98748fcc4c7c1" office:value-type="string">
            <text:p>AUSTRALIA</text:p>
          </table:table-cell>
          <table:table-cell table:style-name="odsStyleTableCell-5576575eb7542578b7f98748fcc4c7c1" office:value-type="string">
            <text:p>DÓLAR</text:p>
          </table:table-cell>
          <table:table-cell table:style-name="odsStyleTableCell-5576575eb7542578b7f98748fcc4c7c1" office:value-type="string">
            <text:p>AUD</text:p>
          </table:table-cell>
          <table:table-cell table:style-name="odsStyleTableCell-fb2c8b86ee903215fd319080ad605864" office:value-type="string">
            <text:p>4.47959</text:p>
          </table:table-cell>
          <table:table-cell table:style-name="odsStyleTableCell-fb2c8b86ee903215fd319080ad605864" office:value-type="string">
            <text:p>1.53139</text:p>
          </table:table-cell>
        </table:table-row>
        <table:table-row table:style-name="ro1">
          <table:table-cell table:style-name="odsStyleTableCell-5576575eb7542578b7f98748fcc4c7c1" office:value-type="string">
            <text:p>BRASIL</text:p>
          </table:table-cell>
          <table:table-cell table:style-name="odsStyleTableCell-5576575eb7542578b7f98748fcc4c7c1" office:value-type="string">
            <text:p>REAL</text:p>
          </table:table-cell>
          <table:table-cell table:style-name="odsStyleTableCell-5576575eb7542578b7f98748fcc4c7c1" office:value-type="string">
            <text:p>BRL</text:p>
          </table:table-cell>
          <table:table-cell table:style-name="odsStyleTableCell-fb2c8b86ee903215fd319080ad605864" office:value-type="string">
            <text:p>1.38572</text:p>
          </table:table-cell>
          <table:table-cell table:style-name="odsStyleTableCell-fb2c8b86ee903215fd319080ad605864" office:value-type="string">
            <text:p>4.95050</text:p>
          </table:table-cell>
        </table:table-row>
        <table:table-row table:style-name="ro1">
          <table:table-cell table:style-name="odsStyleTableCell-5576575eb7542578b7f98748fcc4c7c1" office:value-type="string">
            <text:p>CANADA</text:p>
          </table:table-cell>
          <table:table-cell table:style-name="odsStyleTableCell-5576575eb7542578b7f98748fcc4c7c1" office:value-type="string">
            <text:p>DÓLAR</text:p>
          </table:table-cell>
          <table:table-cell table:style-name="odsStyleTableCell-5576575eb7542578b7f98748fcc4c7c1" office:value-type="string">
            <text:p>CAD</text:p>
          </table:table-cell>
          <table:table-cell table:style-name="odsStyleTableCell-fb2c8b86ee903215fd319080ad605864" office:value-type="string">
            <text:p>5.06049</text:p>
          </table:table-cell>
          <table:table-cell table:style-name="odsStyleTableCell-fb2c8b86ee903215fd319080ad605864" office:value-type="string">
            <text:p>1.35560</text:p>
          </table:table-cell>
        </table:table-row>
        <table:table-row table:style-name="ro1">
          <table:table-cell table:style-name="odsStyleTableCell-5576575eb7542578b7f98748fcc4c7c1" office:value-type="string">
            <text:p>CHILE</text:p>
          </table:table-cell>
          <table:table-cell table:style-name="odsStyleTableCell-5576575eb7542578b7f98748fcc4c7c1" office:value-type="string">
            <text:p>PESO</text:p>
          </table:table-cell>
          <table:table-cell table:style-name="odsStyleTableCell-5576575eb7542578b7f98748fcc4c7c1" office:value-type="string">
            <text:p>CLP</text:p>
          </table:table-cell>
          <table:table-cell table:style-name="odsStyleTableCell-fb2c8b86ee903215fd319080ad605864" office:value-type="string">
            <text:p>0.00709</text:p>
          </table:table-cell>
          <table:table-cell table:style-name="odsStyleTableCell-fb2c8b86ee903215fd319080ad605864" office:value-type="string">
            <text:p>968.04000</text:p>
          </table:table-cell>
        </table:table-row>
        <table:table-row table:style-name="ro1">
          <table:table-cell table:style-name="odsStyleTableCell-5576575eb7542578b7f98748fcc4c7c1" office:value-type="string">
            <text:p>COLOMBIA</text:p>
          </table:table-cell>
          <table:table-cell table:style-name="odsStyleTableCell-5576575eb7542578b7f98748fcc4c7c1" office:value-type="string">
            <text:p>PESO</text:p>
          </table:table-cell>
          <table:table-cell table:style-name="odsStyleTableCell-5576575eb7542578b7f98748fcc4c7c1" office:value-type="string">
            <text:p>COP</text:p>
          </table:table-cell>
          <table:table-cell table:style-name="odsStyleTableCell-fb2c8b86ee903215fd319080ad605864" office:value-type="string">
            <text:p>0.00174</text:p>
          </table:table-cell>
          <table:table-cell table:style-name="odsStyleTableCell-fb2c8b86ee903215fd319080ad605864" office:value-type="string">
            <text:p>3,948.10000</text:p>
          </table:table-cell>
        </table:table-row>
        <table:table-row table:style-name="ro1">
          <table:table-cell table:style-name="odsStyleTableCell-5576575eb7542578b7f98748fcc4c7c1" office:value-type="string">
            <text:p>COREA DEL SUR</text:p>
          </table:table-cell>
          <table:table-cell table:style-name="odsStyleTableCell-5576575eb7542578b7f98748fcc4c7c1" office:value-type="string">
            <text:p>WON</text:p>
          </table:table-cell>
          <table:table-cell table:style-name="odsStyleTableCell-5576575eb7542578b7f98748fcc4c7c1" office:value-type="string">
            <text:p>KRW</text:p>
          </table:table-cell>
          <table:table-cell table:style-name="odsStyleTableCell-fb2c8b86ee903215fd319080ad605864" office:value-type="string">
            <text:p>0.00514</text:p>
          </table:table-cell>
          <table:table-cell table:style-name="odsStyleTableCell-fb2c8b86ee903215fd319080ad605864" office:value-type="string">
            <text:p>1,335.07000</text:p>
          </table:table-cell>
        </table:table-row>
        <table:table-row table:style-name="ro1">
          <table:table-cell table:style-name="odsStyleTableCell-5576575eb7542578b7f98748fcc4c7c1" office:value-type="string">
            <text:p>COSTA RICA</text:p>
          </table:table-cell>
          <table:table-cell table:style-name="odsStyleTableCell-5576575eb7542578b7f98748fcc4c7c1" office:value-type="string">
            <text:p>COLON COSTARRICENSE</text:p>
          </table:table-cell>
          <table:table-cell table:style-name="odsStyleTableCell-5576575eb7542578b7f98748fcc4c7c1" office:value-type="string">
            <text:p>CRC</text:p>
          </table:table-cell>
          <table:table-cell table:style-name="odsStyleTableCell-fb2c8b86ee903215fd319080ad605864" office:value-type="string">
            <text:p>0.01335</text:p>
          </table:table-cell>
          <table:table-cell table:style-name="odsStyleTableCell-fb2c8b86ee903215fd319080ad605864" office:value-type="string">
            <text:p>513.91000</text:p>
          </table:table-cell>
        </table:table-row>
        <table:table-row table:style-name="ro1">
          <table:table-cell table:style-name="odsStyleTableCell-5576575eb7542578b7f98748fcc4c7c1" office:value-type="string">
            <text:p>REPUBLICA CHECA</text:p>
          </table:table-cell>
          <table:table-cell table:style-name="odsStyleTableCell-5576575eb7542578b7f98748fcc4c7c1" office:value-type="string">
            <text:p>CORONA CHECA</text:p>
          </table:table-cell>
          <table:table-cell table:style-name="odsStyleTableCell-5576575eb7542578b7f98748fcc4c7c1" office:value-type="string">
            <text:p>CZK</text:p>
          </table:table-cell>
          <table:table-cell table:style-name="odsStyleTableCell-fb2c8b86ee903215fd319080ad605864" office:value-type="string">
            <text:p>0.29315</text:p>
          </table:table-cell>
          <table:table-cell table:style-name="odsStyleTableCell-fb2c8b86ee903215fd319080ad605864" office:value-type="string">
            <text:p>23.40100</text:p>
          </table:table-cell>
        </table:table-row>
        <table:table-row table:style-name="ro1">
          <table:table-cell table:style-name="odsStyleTableCell-5576575eb7542578b7f98748fcc4c7c1" office:value-type="string">
            <text:p>DINAMARCA</text:p>
          </table:table-cell>
          <table:table-cell table:style-name="odsStyleTableCell-5576575eb7542578b7f98748fcc4c7c1" office:value-type="string">
            <text:p>CORONA</text:p>
          </table:table-cell>
          <table:table-cell table:style-name="odsStyleTableCell-5576575eb7542578b7f98748fcc4c7c1" office:value-type="string">
            <text:p>DKK</text:p>
          </table:table-cell>
          <table:table-cell table:style-name="odsStyleTableCell-fb2c8b86ee903215fd319080ad605864" office:value-type="string">
            <text:p>0.99757</text:p>
          </table:table-cell>
          <table:table-cell table:style-name="odsStyleTableCell-fb2c8b86ee903215fd319080ad605864" office:value-type="string">
            <text:p>6.87670</text:p>
          </table:table-cell>
        </table:table-row>
        <table:table-row table:style-name="ro1">
          <table:table-cell table:style-name="odsStyleTableCell-5576575eb7542578b7f98748fcc4c7c1" office:value-type="string">
            <text:p>ECUADOR</text:p>
          </table:table-cell>
          <table:table-cell table:style-name="odsStyleTableCell-5576575eb7542578b7f98748fcc4c7c1" office:value-type="string">
            <text:p>DÓLAR</text:p>
          </table:table-cell>
          <table:table-cell table:style-name="odsStyleTableCell-5576575eb7542578b7f98748fcc4c7c1" office:value-type="string">
            <text:p>USD</text:p>
          </table:table-cell>
          <table:table-cell table:style-name="odsStyleTableCell-fb2c8b86ee903215fd319080ad605864" office:value-type="string">
            <text:p>6.86000</text:p>
          </table:table-cell>
          <table:table-cell table:style-name="odsStyleTableCell-fb2c8b86ee903215fd319080ad605864" office:value-type="string">
            <text:p>1.00000</text:p>
          </table:table-cell>
        </table:table-row>
        <table:table-row table:style-name="ro1">
          <table:table-cell table:style-name="odsStyleTableCell-5576575eb7542578b7f98748fcc4c7c1" office:value-type="string">
            <text:p>EMIRATOS ARABES</text:p>
          </table:table-cell>
          <table:table-cell table:style-name="odsStyleTableCell-5576575eb7542578b7f98748fcc4c7c1" office:value-type="string">
            <text:p>DIRHAM</text:p>
          </table:table-cell>
          <table:table-cell table:style-name="odsStyleTableCell-5576575eb7542578b7f98748fcc4c7c1" office:value-type="string">
            <text:p>AED</text:p>
          </table:table-cell>
          <table:table-cell table:style-name="odsStyleTableCell-fb2c8b86ee903215fd319080ad605864" office:value-type="string">
            <text:p>1.86773</text:p>
          </table:table-cell>
          <table:table-cell table:style-name="odsStyleTableCell-fb2c8b86ee903215fd319080ad605864" office:value-type="string">
            <text:p>3.67290</text:p>
          </table:table-cell>
        </table:table-row>
        <table:table-row table:style-name="ro1">
          <table:table-cell table:style-name="odsStyleTableCell-5576575eb7542578b7f98748fcc4c7c1" office:value-type="string">
            <text:p>FILIPINAS</text:p>
          </table:table-cell>
          <table:table-cell table:style-name="odsStyleTableCell-5576575eb7542578b7f98748fcc4c7c1" office:value-type="string">
            <text:p>PESO FILIPINO</text:p>
          </table:table-cell>
          <table:table-cell table:style-name="odsStyleTableCell-5576575eb7542578b7f98748fcc4c7c1" office:value-type="string">
            <text:p>PHP</text:p>
          </table:table-cell>
          <table:table-cell table:style-name="odsStyleTableCell-fb2c8b86ee903215fd319080ad605864" office:value-type="string">
            <text:p>0.12244</text:p>
          </table:table-cell>
          <table:table-cell table:style-name="odsStyleTableCell-fb2c8b86ee903215fd319080ad605864" office:value-type="string">
            <text:p>56.02600</text:p>
          </table:table-cell>
        </table:table-row>
        <table:table-row table:style-name="ro1">
          <table:table-cell table:style-name="odsStyleTableCell-5576575eb7542578b7f98748fcc4c7c1" office:value-type="string">
            <text:p>HAITÍ</text:p>
          </table:table-cell>
          <table:table-cell table:style-name="odsStyleTableCell-5576575eb7542578b7f98748fcc4c7c1" office:value-type="string">
            <text:p>GOURDE</text:p>
          </table:table-cell>
          <table:table-cell table:style-name="odsStyleTableCell-5576575eb7542578b7f98748fcc4c7c1" office:value-type="string">
            <text:p>HTG</text:p>
          </table:table-cell>
          <table:table-cell table:style-name="odsStyleTableCell-fb2c8b86ee903215fd319080ad605864" office:value-type="string">
            <text:p>0.05201</text:p>
          </table:table-cell>
          <table:table-cell table:style-name="odsStyleTableCell-fb2c8b86ee903215fd319080ad605864" office:value-type="string">
            <text:p>131.89000</text:p>
          </table:table-cell>
        </table:table-row>
        <table:table-row table:style-name="ro1">
          <table:table-cell table:style-name="odsStyleTableCell-5576575eb7542578b7f98748fcc4c7c1" office:value-type="string">
            <text:p>HONG KONG</text:p>
          </table:table-cell>
          <table:table-cell table:style-name="odsStyleTableCell-5576575eb7542578b7f98748fcc4c7c1" office:value-type="string">
            <text:p>DÓLAR</text:p>
          </table:table-cell>
          <table:table-cell table:style-name="odsStyleTableCell-5576575eb7542578b7f98748fcc4c7c1" office:value-type="string">
            <text:p>HKD</text:p>
          </table:table-cell>
          <table:table-cell table:style-name="odsStyleTableCell-fb2c8b86ee903215fd319080ad605864" office:value-type="string">
            <text:p>0.87624</text:p>
          </table:table-cell>
          <table:table-cell table:style-name="odsStyleTableCell-fb2c8b86ee903215fd319080ad605864" office:value-type="string">
            <text:p>7.82890</text:p>
          </table:table-cell>
        </table:table-row>
        <table:table-row table:style-name="ro1">
          <table:table-cell table:style-name="odsStyleTableCell-5576575eb7542578b7f98748fcc4c7c1" office:value-type="string">
            <text:p>INDIA</text:p>
          </table:table-cell>
          <table:table-cell table:style-name="odsStyleTableCell-5576575eb7542578b7f98748fcc4c7c1" office:value-type="string">
            <text:p>RUPIA</text:p>
          </table:table-cell>
          <table:table-cell table:style-name="odsStyleTableCell-5576575eb7542578b7f98748fcc4c7c1" office:value-type="string">
            <text:p>INR</text:p>
          </table:table-cell>
          <table:table-cell table:style-name="odsStyleTableCell-fb2c8b86ee903215fd319080ad605864" office:value-type="string">
            <text:p>0.08274</text:p>
          </table:table-cell>
          <table:table-cell table:style-name="odsStyleTableCell-fb2c8b86ee903215fd319080ad605864" office:value-type="string">
            <text:p>82.90880</text:p>
          </table:table-cell>
        </table:table-row>
        <table:table-row table:style-name="ro1">
          <table:table-cell table:style-name="odsStyleTableCell-5576575eb7542578b7f98748fcc4c7c1" office:value-type="string">
            <text:p>INDONESIA</text:p>
          </table:table-cell>
          <table:table-cell table:style-name="odsStyleTableCell-5576575eb7542578b7f98748fcc4c7c1" office:value-type="string">
            <text:p>RUPIA INDONESIA</text:p>
          </table:table-cell>
          <table:table-cell table:style-name="odsStyleTableCell-5576575eb7542578b7f98748fcc4c7c1" office:value-type="string">
            <text:p>IDR</text:p>
          </table:table-cell>
          <table:table-cell table:style-name="odsStyleTableCell-fb2c8b86ee903215fd319080ad605864" office:value-type="string">
            <text:p>0.00044</text:p>
          </table:table-cell>
          <table:table-cell table:style-name="odsStyleTableCell-fb2c8b86ee903215fd319080ad605864" office:value-type="string">
            <text:p>15,700.00000</text:p>
          </table:table-cell>
        </table:table-row>
        <table:table-row table:style-name="ro1">
          <table:table-cell table:style-name="odsStyleTableCell-5576575eb7542578b7f98748fcc4c7c1" office:value-type="string">
            <text:p>ISRAEL</text:p>
          </table:table-cell>
          <table:table-cell table:style-name="odsStyleTableCell-5576575eb7542578b7f98748fcc4c7c1" office:value-type="string">
            <text:p>NUEVO SÉQUEL</text:p>
          </table:table-cell>
          <table:table-cell table:style-name="odsStyleTableCell-5576575eb7542578b7f98748fcc4c7c1" office:value-type="string">
            <text:p>ILS</text:p>
          </table:table-cell>
          <table:table-cell table:style-name="odsStyleTableCell-fb2c8b86ee903215fd319080ad605864" office:value-type="string">
            <text:p>1.92329</text:p>
          </table:table-cell>
          <table:table-cell table:style-name="odsStyleTableCell-fb2c8b86ee903215fd319080ad605864" office:value-type="string">
            <text:p>3.56680</text:p>
          </table:table-cell>
        </table:table-row>
        <table:table-row table:style-name="ro1">
          <table:table-cell table:style-name="odsStyleTableCell-5576575eb7542578b7f98748fcc4c7c1" office:value-type="string">
            <text:p>MALASIA</text:p>
          </table:table-cell>
          <table:table-cell table:style-name="odsStyleTableCell-5576575eb7542578b7f98748fcc4c7c1" office:value-type="string">
            <text:p>RINGGIT MALAYO</text:p>
          </table:table-cell>
          <table:table-cell table:style-name="odsStyleTableCell-5576575eb7542578b7f98748fcc4c7c1" office:value-type="string">
            <text:p>MYR</text:p>
          </table:table-cell>
          <table:table-cell table:style-name="odsStyleTableCell-fb2c8b86ee903215fd319080ad605864" office:value-type="string">
            <text:p>1.44543</text:p>
          </table:table-cell>
          <table:table-cell table:style-name="odsStyleTableCell-fb2c8b86ee903215fd319080ad605864" office:value-type="string">
            <text:p>4.74600</text:p>
          </table:table-cell>
        </table:table-row>
        <table:table-row table:style-name="ro1">
          <table:table-cell table:style-name="odsStyleTableCell-5576575eb7542578b7f98748fcc4c7c1" office:value-type="string">
            <text:p>MEXICO</text:p>
          </table:table-cell>
          <table:table-cell table:style-name="odsStyleTableCell-5576575eb7542578b7f98748fcc4c7c1" office:value-type="string">
            <text:p>PESO</text:p>
          </table:table-cell>
          <table:table-cell table:style-name="odsStyleTableCell-5576575eb7542578b7f98748fcc4c7c1" office:value-type="string">
            <text:p>MXN</text:p>
          </table:table-cell>
          <table:table-cell table:style-name="odsStyleTableCell-fb2c8b86ee903215fd319080ad605864" office:value-type="string">
            <text:p>0.40310</text:p>
          </table:table-cell>
          <table:table-cell table:style-name="odsStyleTableCell-fb2c8b86ee903215fd319080ad605864" office:value-type="string">
            <text:p>17.01790</text:p>
          </table:table-cell>
        </table:table-row>
        <table:table-row table:style-name="ro1">
          <table:table-cell table:style-name="odsStyleTableCell-5576575eb7542578b7f98748fcc4c7c1" office:value-type="string">
            <text:p>NORUEGA</text:p>
          </table:table-cell>
          <table:table-cell table:style-name="odsStyleTableCell-5576575eb7542578b7f98748fcc4c7c1" office:value-type="string">
            <text:p>CORONA</text:p>
          </table:table-cell>
          <table:table-cell table:style-name="odsStyleTableCell-5576575eb7542578b7f98748fcc4c7c1" office:value-type="string">
            <text:p>NOK</text:p>
          </table:table-cell>
          <table:table-cell table:style-name="odsStyleTableCell-fb2c8b86ee903215fd319080ad605864" office:value-type="string">
            <text:p>0.65191</text:p>
          </table:table-cell>
          <table:table-cell table:style-name="odsStyleTableCell-fb2c8b86ee903215fd319080ad605864" office:value-type="string">
            <text:p>10.52300</text:p>
          </table:table-cell>
        </table:table-row>
        <table:table-row table:style-name="ro1">
          <table:table-cell table:style-name="odsStyleTableCell-5576575eb7542578b7f98748fcc4c7c1" office:value-type="string">
            <text:p>PANAMÁ</text:p>
          </table:table-cell>
          <table:table-cell table:style-name="odsStyleTableCell-5576575eb7542578b7f98748fcc4c7c1" office:value-type="string">
            <text:p>BALBOA</text:p>
          </table:table-cell>
          <table:table-cell table:style-name="odsStyleTableCell-5576575eb7542578b7f98748fcc4c7c1" office:value-type="string">
            <text:p>PAB</text:p>
          </table:table-cell>
          <table:table-cell table:style-name="odsStyleTableCell-fb2c8b86ee903215fd319080ad605864" office:value-type="string">
            <text:p>6.86000</text:p>
          </table:table-cell>
          <table:table-cell table:style-name="odsStyleTableCell-fb2c8b86ee903215fd319080ad605864" office:value-type="string">
            <text:p>1.00000</text:p>
          </table:table-cell>
        </table:table-row>
        <table:table-row table:style-name="ro1">
          <table:table-cell table:style-name="odsStyleTableCell-5576575eb7542578b7f98748fcc4c7c1" office:value-type="string">
            <text:p>PARAGUAY</text:p>
          </table:table-cell>
          <table:table-cell table:style-name="odsStyleTableCell-5576575eb7542578b7f98748fcc4c7c1" office:value-type="string">
            <text:p>GUARANI</text:p>
          </table:table-cell>
          <table:table-cell table:style-name="odsStyleTableCell-5576575eb7542578b7f98748fcc4c7c1" office:value-type="string">
            <text:p>PYG</text:p>
          </table:table-cell>
          <table:table-cell table:style-name="odsStyleTableCell-fb2c8b86ee903215fd319080ad605864" office:value-type="string">
            <text:p>0.00094</text:p>
          </table:table-cell>
          <table:table-cell table:style-name="odsStyleTableCell-fb2c8b86ee903215fd319080ad605864" office:value-type="string">
            <text:p>7,303.70000</text:p>
          </table:table-cell>
        </table:table-row>
        <table:table-row table:style-name="ro1">
          <table:table-cell table:style-name="odsStyleTableCell-5576575eb7542578b7f98748fcc4c7c1" office:value-type="string">
            <text:p>PERU</text:p>
          </table:table-cell>
          <table:table-cell table:style-name="odsStyleTableCell-5576575eb7542578b7f98748fcc4c7c1" office:value-type="string">
            <text:p>NUEVO SOL</text:p>
          </table:table-cell>
          <table:table-cell table:style-name="odsStyleTableCell-5576575eb7542578b7f98748fcc4c7c1" office:value-type="string">
            <text:p>PEN</text:p>
          </table:table-cell>
          <table:table-cell table:style-name="odsStyleTableCell-fb2c8b86ee903215fd319080ad605864" office:value-type="string">
            <text:p>1.82084</text:p>
          </table:table-cell>
          <table:table-cell table:style-name="odsStyleTableCell-fb2c8b86ee903215fd319080ad605864" office:value-type="string">
            <text:p>3.76750</text:p>
          </table:table-cell>
        </table:table-row>
        <table:table-row table:style-name="ro1">
          <table:table-cell table:style-name="odsStyleTableCell-5576575eb7542578b7f98748fcc4c7c1" office:value-type="string">
            <text:p>REINO UNIDO</text:p>
          </table:table-cell>
          <table:table-cell table:style-name="odsStyleTableCell-5576575eb7542578b7f98748fcc4c7c1" office:value-type="string">
            <text:p>LIBRA</text:p>
          </table:table-cell>
          <table:table-cell table:style-name="odsStyleTableCell-5576575eb7542578b7f98748fcc4c7c1" office:value-type="string">
            <text:p>GBP</text:p>
          </table:table-cell>
          <table:table-cell table:style-name="odsStyleTableCell-fb2c8b86ee903215fd319080ad605864" office:value-type="string">
            <text:p>8.68343</text:p>
          </table:table-cell>
          <table:table-cell table:style-name="odsStyleTableCell-fb2c8b86ee903215fd319080ad605864" office:value-type="string">
            <text:p>0.79001</text:p>
          </table:table-cell>
        </table:table-row>
        <table:table-row table:style-name="ro1">
          <table:table-cell table:style-name="odsStyleTableCell-5576575eb7542578b7f98748fcc4c7c1" office:value-type="string">
            <text:p>REPÚBLICA DOMINICANA</text:p>
          </table:table-cell>
          <table:table-cell table:style-name="odsStyleTableCell-5576575eb7542578b7f98748fcc4c7c1" office:value-type="string">
            <text:p>PESO DOMINICANO</text:p>
          </table:table-cell>
          <table:table-cell table:style-name="odsStyleTableCell-5576575eb7542578b7f98748fcc4c7c1" office:value-type="string">
            <text:p>DOP</text:p>
          </table:table-cell>
          <table:table-cell table:style-name="odsStyleTableCell-fb2c8b86ee903215fd319080ad605864" office:value-type="string">
            <text:p>0.11672</text:p>
          </table:table-cell>
          <table:table-cell table:style-name="odsStyleTableCell-fb2c8b86ee903215fd319080ad605864" office:value-type="string">
            <text:p>58.77100</text:p>
          </table:table-cell>
        </table:table-row>
        <table:table-row table:style-name="ro1">
          <table:table-cell table:style-name="odsStyleTableCell-5576575eb7542578b7f98748fcc4c7c1" office:value-type="string">
            <text:p>REP.POPULAR CHINA</text:p>
          </table:table-cell>
          <table:table-cell table:style-name="odsStyleTableCell-5576575eb7542578b7f98748fcc4c7c1" office:value-type="string">
            <text:p>YUAN RENMINBI OFFSHORE</text:p>
          </table:table-cell>
          <table:table-cell table:style-name="odsStyleTableCell-5576575eb7542578b7f98748fcc4c7c1" office:value-type="string">
            <text:p>CNH</text:p>
          </table:table-cell>
          <table:table-cell table:style-name="odsStyleTableCell-fb2c8b86ee903215fd319080ad605864" office:value-type="string">
            <text:p>0.95138</text:p>
          </table:table-cell>
          <table:table-cell table:style-name="odsStyleTableCell-fb2c8b86ee903215fd319080ad605864" office:value-type="string">
            <text:p>7.21060</text:p>
          </table:table-cell>
        </table:table-row>
        <table:table-row table:style-name="ro1">
          <table:table-cell table:style-name="odsStyleTableCell-5576575eb7542578b7f98748fcc4c7c1" office:value-type="string">
            <text:p>RUSIA</text:p>
          </table:table-cell>
          <table:table-cell table:style-name="odsStyleTableCell-5576575eb7542578b7f98748fcc4c7c1" office:value-type="string">
            <text:p>RUBLO RUSO</text:p>
          </table:table-cell>
          <table:table-cell table:style-name="odsStyleTableCell-5576575eb7542578b7f98748fcc4c7c1" office:value-type="string">
            <text:p>RUB</text:p>
          </table:table-cell>
          <table:table-cell table:style-name="odsStyleTableCell-fb2c8b86ee903215fd319080ad605864" office:value-type="string">
            <text:p>0.07478</text:p>
          </table:table-cell>
          <table:table-cell table:style-name="odsStyleTableCell-fb2c8b86ee903215fd319080ad605864" office:value-type="string">
            <text:p>91.73480</text:p>
          </table:table-cell>
        </table:table-row>
        <table:table-row table:style-name="ro1">
          <table:table-cell table:style-name="odsStyleTableCell-5576575eb7542578b7f98748fcc4c7c1" office:value-type="string">
            <text:p>SINGAPUR</text:p>
          </table:table-cell>
          <table:table-cell table:style-name="odsStyleTableCell-5576575eb7542578b7f98748fcc4c7c1" office:value-type="string">
            <text:p>DÓLAR</text:p>
          </table:table-cell>
          <table:table-cell table:style-name="odsStyleTableCell-5576575eb7542578b7f98748fcc4c7c1" office:value-type="string">
            <text:p>SGD</text:p>
          </table:table-cell>
          <table:table-cell table:style-name="odsStyleTableCell-fb2c8b86ee903215fd319080ad605864" office:value-type="string">
            <text:p>5.10379</text:p>
          </table:table-cell>
          <table:table-cell table:style-name="odsStyleTableCell-fb2c8b86ee903215fd319080ad605864" office:value-type="string">
            <text:p>1.34410</text:p>
          </table:table-cell>
        </table:table-row>
        <table:table-row table:style-name="ro1">
          <table:table-cell table:style-name="odsStyleTableCell-5576575eb7542578b7f98748fcc4c7c1" office:value-type="string">
            <text:p>SUDÁFRICA</text:p>
          </table:table-cell>
          <table:table-cell table:style-name="odsStyleTableCell-5576575eb7542578b7f98748fcc4c7c1" office:value-type="string">
            <text:p>RAND</text:p>
          </table:table-cell>
          <table:table-cell table:style-name="odsStyleTableCell-5576575eb7542578b7f98748fcc4c7c1" office:value-type="string">
            <text:p>ZAR</text:p>
          </table:table-cell>
          <table:table-cell table:style-name="odsStyleTableCell-fb2c8b86ee903215fd319080ad605864" office:value-type="string">
            <text:p>0.35934</text:p>
          </table:table-cell>
          <table:table-cell table:style-name="odsStyleTableCell-fb2c8b86ee903215fd319080ad605864" office:value-type="string">
            <text:p>19.09080</text:p>
          </table:table-cell>
        </table:table-row>
        <table:table-row table:style-name="ro1">
          <table:table-cell table:style-name="odsStyleTableCell-5576575eb7542578b7f98748fcc4c7c1" office:value-type="string">
            <text:p>SUECIA</text:p>
          </table:table-cell>
          <table:table-cell table:style-name="odsStyleTableCell-5576575eb7542578b7f98748fcc4c7c1" office:value-type="string">
            <text:p>CORONA</text:p>
          </table:table-cell>
          <table:table-cell table:style-name="odsStyleTableCell-5576575eb7542578b7f98748fcc4c7c1" office:value-type="string">
            <text:p>SEK</text:p>
          </table:table-cell>
          <table:table-cell table:style-name="odsStyleTableCell-fb2c8b86ee903215fd319080ad605864" office:value-type="string">
            <text:p>0.66470</text:p>
          </table:table-cell>
          <table:table-cell table:style-name="odsStyleTableCell-fb2c8b86ee903215fd319080ad605864" office:value-type="string">
            <text:p>10.32050</text:p>
          </table:table-cell>
        </table:table-row>
        <table:table-row table:style-name="ro1">
          <table:table-cell table:style-name="odsStyleTableCell-5576575eb7542578b7f98748fcc4c7c1" office:value-type="string">
            <text:p>SUIZA</text:p>
          </table:table-cell>
          <table:table-cell table:style-name="odsStyleTableCell-5576575eb7542578b7f98748fcc4c7c1" office:value-type="string">
            <text:p>FRANCO</text:p>
          </table:table-cell>
          <table:table-cell table:style-name="odsStyleTableCell-5576575eb7542578b7f98748fcc4c7c1" office:value-type="string">
            <text:p>CHF</text:p>
          </table:table-cell>
          <table:table-cell table:style-name="odsStyleTableCell-fb2c8b86ee903215fd319080ad605864" office:value-type="string">
            <text:p>7.75843</text:p>
          </table:table-cell>
          <table:table-cell table:style-name="odsStyleTableCell-fb2c8b86ee903215fd319080ad605864" office:value-type="string">
            <text:p>0.88420</text:p>
          </table:table-cell>
        </table:table-row>
        <table:table-row table:style-name="ro1">
          <table:table-cell table:style-name="odsStyleTableCell-5576575eb7542578b7f98748fcc4c7c1" office:value-type="string">
            <text:p>TAILANDIA</text:p>
          </table:table-cell>
          <table:table-cell table:style-name="odsStyleTableCell-5576575eb7542578b7f98748fcc4c7c1" office:value-type="string">
            <text:p>THAI BAHT</text:p>
          </table:table-cell>
          <table:table-cell table:style-name="odsStyleTableCell-5576575eb7542578b7f98748fcc4c7c1" office:value-type="string">
            <text:p>THB</text:p>
          </table:table-cell>
          <table:table-cell table:style-name="odsStyleTableCell-fb2c8b86ee903215fd319080ad605864" office:value-type="string">
            <text:p>0.19140</text:p>
          </table:table-cell>
          <table:table-cell table:style-name="odsStyleTableCell-fb2c8b86ee903215fd319080ad605864" office:value-type="string">
            <text:p>35.84200</text:p>
          </table:table-cell>
        </table:table-row>
        <table:table-row table:style-name="ro1">
          <table:table-cell table:style-name="odsStyleTableCell-5576575eb7542578b7f98748fcc4c7c1" office:value-type="string">
            <text:p>TAIWAN</text:p>
          </table:table-cell>
          <table:table-cell table:style-name="odsStyleTableCell-5576575eb7542578b7f98748fcc4c7c1" office:value-type="string">
            <text:p>DÓLAR</text:p>
          </table:table-cell>
          <table:table-cell table:style-name="odsStyleTableCell-5576575eb7542578b7f98748fcc4c7c1" office:value-type="string">
            <text:p>TWD</text:p>
          </table:table-cell>
          <table:table-cell table:style-name="odsStyleTableCell-fb2c8b86ee903215fd319080ad605864" office:value-type="string">
            <text:p>0.21700</text:p>
          </table:table-cell>
          <table:table-cell table:style-name="odsStyleTableCell-fb2c8b86ee903215fd319080ad605864" office:value-type="string">
            <text:p>31.61300</text:p>
          </table:table-cell>
        </table:table-row>
        <table:table-row table:style-name="ro1">
          <table:table-cell table:style-name="odsStyleTableCell-5576575eb7542578b7f98748fcc4c7c1" office:value-type="string">
            <text:p>TÚNEZ</text:p>
          </table:table-cell>
          <table:table-cell table:style-name="odsStyleTableCell-5576575eb7542578b7f98748fcc4c7c1" office:value-type="string">
            <text:p>DINAR TUNECINO</text:p>
          </table:table-cell>
          <table:table-cell table:style-name="odsStyleTableCell-5576575eb7542578b7f98748fcc4c7c1" office:value-type="string">
            <text:p>TND</text:p>
          </table:table-cell>
          <table:table-cell table:style-name="odsStyleTableCell-fb2c8b86ee903215fd319080ad605864" office:value-type="string">
            <text:p>2.19963</text:p>
          </table:table-cell>
          <table:table-cell table:style-name="odsStyleTableCell-fb2c8b86ee903215fd319080ad605864" office:value-type="string">
            <text:p>3.11870</text:p>
          </table:table-cell>
        </table:table-row>
        <table:table-row table:style-name="ro1">
          <table:table-cell table:style-name="odsStyleTableCell-5576575eb7542578b7f98748fcc4c7c1" office:value-type="string">
            <text:p>TURQUÍA</text:p>
          </table:table-cell>
          <table:table-cell table:style-name="odsStyleTableCell-5576575eb7542578b7f98748fcc4c7c1" office:value-type="string">
            <text:p>LIRA TURCA</text:p>
          </table:table-cell>
          <table:table-cell table:style-name="odsStyleTableCell-5576575eb7542578b7f98748fcc4c7c1" office:value-type="string">
            <text:p>TRY</text:p>
          </table:table-cell>
          <table:table-cell table:style-name="odsStyleTableCell-fb2c8b86ee903215fd319080ad605864" office:value-type="string">
            <text:p>0.21877</text:p>
          </table:table-cell>
          <table:table-cell table:style-name="odsStyleTableCell-fb2c8b86ee903215fd319080ad605864" office:value-type="string">
            <text:p>31.35710</text:p>
          </table:table-cell>
        </table:table-row>
        <table:table-row table:style-name="ro1">
          <table:table-cell table:style-name="odsStyleTableCell-5576575eb7542578b7f98748fcc4c7c1" office:value-type="string">
            <text:p>URUGUAY</text:p>
          </table:table-cell>
          <table:table-cell table:style-name="odsStyleTableCell-5576575eb7542578b7f98748fcc4c7c1" office:value-type="string">
            <text:p>PESO</text:p>
          </table:table-cell>
          <table:table-cell table:style-name="odsStyleTableCell-5576575eb7542578b7f98748fcc4c7c1" office:value-type="string">
            <text:p>UYU</text:p>
          </table:table-cell>
          <table:table-cell table:style-name="odsStyleTableCell-fb2c8b86ee903215fd319080ad605864" office:value-type="string">
            <text:p>0.17588</text:p>
          </table:table-cell>
          <table:table-cell table:style-name="odsStyleTableCell-fb2c8b86ee903215fd319080ad605864" office:value-type="string">
            <text:p>39.00410</text:p>
          </table:table-cell>
        </table:table-row>
        <table:table-row table:style-name="ro1">
          <table:table-cell table:style-name="odsStyleTableCell-5576575eb7542578b7f98748fcc4c7c1" office:value-type="string">
            <text:p>VENEZUELA</text:p>
          </table:table-cell>
          <table:table-cell table:style-name="odsStyleTableCell-5576575eb7542578b7f98748fcc4c7c1" office:value-type="string">
            <text:p>BOLIVAR DIGITAL</text:p>
          </table:table-cell>
          <table:table-cell table:style-name="odsStyleTableCell-5576575eb7542578b7f98748fcc4c7c1" office:value-type="string">
            <text:p>VES</text:p>
          </table:table-cell>
          <table:table-cell table:style-name="odsStyleTableCell-fb2c8b86ee903215fd319080ad605864" office:value-type="string">
            <text:p>0.19000</text:p>
          </table:table-cell>
          <table:table-cell table:style-name="odsStyleTableCell-fb2c8b86ee903215fd319080ad605864" office:value-type="string">
            <text:p>36.10620</text:p>
          </table:table-cell>
        </table:table-row>
        <table:table-row table:style-name="ro1">
          <table:table-cell table:style-name="odsStyleTableCell-5576575eb7542578b7f98748fcc4c7c1" office:value-type="string">
            <text:p>VIETNAM</text:p>
          </table:table-cell>
          <table:table-cell table:style-name="odsStyleTableCell-5576575eb7542578b7f98748fcc4c7c1" office:value-type="string">
            <text:p>DONG</text:p>
          </table:table-cell>
          <table:table-cell table:style-name="odsStyleTableCell-5576575eb7542578b7f98748fcc4c7c1" office:value-type="string">
            <text:p>VND</text:p>
          </table:table-cell>
          <table:table-cell table:style-name="odsStyleTableCell-fb2c8b86ee903215fd319080ad605864" office:value-type="string">
            <text:p>0.00028</text:p>
          </table:table-cell>
          <table:table-cell table:style-name="odsStyleTableCell-fb2c8b86ee903215fd319080ad605864" office:value-type="string">
            <text:p>24,637.00000</text:p>
          </table:table-cell>
        </table:table-row>
        <table:table-row table:style-name="ro1">
          <table:table-cell table:style-name="odsStyleTableCell-5576575eb7542578b7f98748fcc4c7c1" office:value-type="string">
            <text:p/>
          </table:table-cell>
          <table:table-cell table:style-name="odsStyleTableCell-5576575eb7542578b7f98748fcc4c7c1" office:value-type="string">
            <text:p>DERECHO ESPECIAL DE GIRO</text:p>
          </table:table-cell>
          <table:table-cell table:style-name="odsStyleTableCell-5576575eb7542578b7f98748fcc4c7c1" office:value-type="string">
            <text:p>USD/D.E.G.</text:p>
          </table:table-cell>
          <table:table-cell table:style-name="odsStyleTableCell-fb2c8b86ee903215fd319080ad605864" office:value-type="string">
            <text:p/>
          </table:table-cell>
          <table:table-cell table:style-name="odsStyleTableCell-fb2c8b86ee903215fd319080ad605864" office:value-type="string">
            <text:p>1.32665</text:p>
          </table:table-cell>
        </table:table-row>
        <table:table-row table:style-name="ro1">
          <table:table-cell table:style-name="odsStyleTableCell-5576575eb7542578b7f98748fcc4c7c1" office:value-type="string">
            <text:p/>
          </table:table-cell>
          <table:table-cell table:style-name="odsStyleTableCell-5576575eb7542578b7f98748fcc4c7c1" office:value-type="string">
            <text:p>UNIDAD DE FOMENTO DE VIVIENDA</text:p>
          </table:table-cell>
          <table:table-cell table:style-name="odsStyleTableCell-5576575eb7542578b7f98748fcc4c7c1" office:value-type="string">
            <text:p>Bs/UFV</text:p>
          </table:table-cell>
          <table:table-cell table:style-name="odsStyleTableCell-fb2c8b86ee903215fd319080ad605864" office:value-type="string">
            <text:p/>
          </table:table-cell>
          <table:table-cell table:style-name="odsStyleTableCell-fb2c8b86ee903215fd319080ad605864" office:value-type="string">
            <text:p>2.48293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8b23ecb07d0e8aad43f6759a0a3787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7d01c3e3603a36ae23dff90a7f382e77" office:value-type="string">
            <text:p> </text:p>
          </table:table-cell>
          <table:table-cell table:style-name="odsStyleTableCell-7d01c3e3603a36ae23dff90a7f382e77" office:value-type="string">
            <text:p>UNIDAD MONETARIA</text:p>
          </table:table-cell>
          <table:table-cell table:style-name="odsStyleTableCell-7d01c3e3603a36ae23dff90a7f382e77" office:value-type="string">
            <text:p>MONEDA</text:p>
          </table:table-cell>
          <table:table-cell table:style-name="odsStyleTableCell-7d01c3e3603a36ae23dff90a7f382e77" office:value-type="string">
            <text:p>TIPO DE CAMBIO EN M.E.</text:p>
          </table:table-cell>
        </table:table-row>
        <table:table-row table:style-name="ro1">
          <table:table-cell table:style-name="odsStyleTableCell-5576575eb7542578b7f98748fcc4c7c1" office:value-type="string">
            <text:p>ORO</text:p>
          </table:table-cell>
          <table:table-cell table:style-name="odsStyleTableCell-5576575eb7542578b7f98748fcc4c7c1" office:value-type="string">
            <text:p>ONZA TROY ORO</text:p>
          </table:table-cell>
          <table:table-cell table:style-name="odsStyleTableCell-5576575eb7542578b7f98748fcc4c7c1" office:value-type="string">
            <text:p>USD./O.T.F.</text:p>
          </table:table-cell>
          <table:table-cell table:style-name="odsStyleTableCell-fb2c8b86ee903215fd319080ad605864" office:value-type="string">
            <text:p>2,087.46000</text:p>
          </table:table-cell>
        </table:table-row>
        <table:table-row table:style-name="ro1">
          <table:table-cell table:style-name="odsStyleTableCell-5576575eb7542578b7f98748fcc4c7c1" office:value-type="string">
            <text:p>PLATA</text:p>
          </table:table-cell>
          <table:table-cell table:style-name="odsStyleTableCell-5576575eb7542578b7f98748fcc4c7c1" office:value-type="string">
            <text:p>ONZA TROY PLATA</text:p>
          </table:table-cell>
          <table:table-cell table:style-name="odsStyleTableCell-5576575eb7542578b7f98748fcc4c7c1" office:value-type="string">
            <text:p>USD./O.T.F.</text:p>
          </table:table-cell>
          <table:table-cell table:style-name="odsStyleTableCell-fb2c8b86ee903215fd319080ad605864" office:value-type="string">
            <text:p>23.2345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8b23ecb07d0e8aad43f6759a0a3787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7d01c3e3603a36ae23dff90a7f382e77" office:value-type="string">
            <text:p> </text:p>
          </table:table-cell>
          <table:table-cell table:style-name="odsStyleTableCell-7d01c3e3603a36ae23dff90a7f382e77" office:value-type="string">
            <text:p>1 MES</text:p>
          </table:table-cell>
          <table:table-cell table:style-name="odsStyleTableCell-7d01c3e3603a36ae23dff90a7f382e77" office:value-type="string">
            <text:p>3 MESES</text:p>
          </table:table-cell>
          <table:table-cell table:style-name="odsStyleTableCell-7d01c3e3603a36ae23dff90a7f382e77" office:value-type="string">
            <text:p>6 MESES</text:p>
          </table:table-cell>
        </table:table-row>
        <table:table-row table:style-name="ro1">
          <table:table-cell table:style-name="odsStyleTableCell-a4f90b32b72c14c40285e9c48b5c56e6" office:value-type="string">
            <text:p>TASA LIBOR(USD)</text:p>
          </table:table-cell>
          <table:table-cell table:style-name="odsStyleTableCell-fb2c8b86ee903215fd319080ad605864" office:value-type="string">
            <text:p>5.44</text:p>
          </table:table-cell>
          <table:table-cell table:style-name="odsStyleTableCell-fb2c8b86ee903215fd319080ad605864" office:value-type="string">
            <text:p>5.59</text:p>
          </table:table-cell>
          <table:table-cell table:style-name="odsStyleTableCell-fb2c8b86ee903215fd319080ad605864" office:value-type="string">
            <text:p>5.7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5576575eb7542578b7f98748fcc4c7c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8T20:18:26</meta:creation-date>
    <meta:generator>ods générator</meta:generator>
    <dc:date>2024-10-18T20:18:26</dc:date>
    <meta:editing-duration>PT1S</meta:editing-duration>
    <meta:editing-cycles>1</meta:editing-cycles>
    <meta:document-statistic meta:table-count="1" meta:cell-count="4" meta:object-count="0"/>
  </office:meta>
</office:document-meta>
</file>